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Comic Sans MS" fo:font-size="13pt" fo:font-weight="normal" style:font-size-asian="13pt" style:font-weight-asian="normal" style:font-size-complex="13pt" style:font-weight-complex="normal"/>
    </style:style>
    <style:style style:name="P2" style:family="paragraph" style:parent-style-name="Standard">
      <style:paragraph-properties fo:text-align="center" style:justify-single-word="false"/>
      <style:text-properties style:font-name="Comic Sans MS" fo:font-size="13pt" fo:font-weight="bold" style:font-size-asian="13pt" style:font-weight-asian="bold" style:font-size-complex="13pt" style:font-weight-complex="bold"/>
    </style:style>
    <style:style style:name="P3" style:family="paragraph" style:parent-style-name="Standard">
      <style:paragraph-properties fo:text-align="justify" style:justify-single-word="false"/>
      <style:text-properties style:font-name="Comic Sans MS" fo:font-size="13pt" fo:font-weight="bold" style:font-size-asian="13pt" style:font-weight-asian="bold" style:font-size-complex="13pt" style:font-weight-complex="bold"/>
    </style:style>
    <style:style style:name="P4" style:family="paragraph" style:parent-style-name="Standard">
      <style:paragraph-properties fo:text-align="justify" style:justify-single-word="false"/>
      <style:text-properties style:font-name="Comic Sans MS" fo:font-size="13pt" fo:font-weight="normal" style:font-size-asian="13pt" style:font-weight-asian="normal" style:font-size-complex="13pt" style:font-weight-complex="normal"/>
    </style:style>
    <style:style style:name="P5" style:family="paragraph" style:parent-style-name="Standard">
      <style:paragraph-properties fo:text-align="justify" style:justify-single-word="false"/>
      <style:text-properties style:font-name="Comic Sans MS" fo:font-size="13pt" fo:font-weight="normal" officeooo:rsid="0010c7a5" officeooo:paragraph-rsid="0010c7a5" style:font-size-asian="13pt" style:font-weight-asian="normal" style:font-size-complex="13pt" style:font-weight-complex="normal"/>
    </style:style>
    <style:style style:name="P6" style:family="paragraph" style:parent-style-name="Standard">
      <style:paragraph-properties fo:text-align="justify" style:justify-single-word="false"/>
      <style:text-properties style:font-name="Comic Sans MS" fo:font-size="13pt" fo:font-weight="normal" officeooo:rsid="0014467e" officeooo:paragraph-rsid="0014467e" style:font-size-asian="13pt" style:font-weight-asian="normal" style:font-size-complex="13pt" style:font-weight-complex="normal"/>
    </style:style>
    <style:style style:name="P7" style:family="paragraph" style:parent-style-name="Standard">
      <style:paragraph-properties fo:text-align="justify" style:justify-single-word="false"/>
      <style:text-properties style:font-name="Comic Sans MS" fo:font-size="13pt" fo:font-weight="bold" officeooo:rsid="0014467e" officeooo:paragraph-rsid="0014467e" style:font-size-asian="13pt" style:font-weight-asian="bold" style:font-size-complex="13pt" style:font-weight-complex="bold"/>
    </style:style>
    <style:style style:name="P8" style:family="paragraph" style:parent-style-name="Standard">
      <style:paragraph-properties fo:text-align="justify" style:justify-single-word="false"/>
      <style:text-properties style:font-name="Comic Sans MS" fo:font-size="13pt" fo:font-weight="bold" style:font-size-asian="13pt" style:font-weight-asian="bold" style:font-size-complex="13pt" style:font-weight-complex="bold"/>
    </style:style>
    <style:style style:name="T1" style:family="text">
      <style:text-properties officeooo:rsid="0010c7a5"/>
    </style:style>
    <style:style style:name="T2" style:family="text">
      <style:text-properties officeooo:rsid="001446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SS Mathéo Rondepierre, vendredi 14 décembre</text:p>
      <text:p text:style-name="P1"/>
      <text:p text:style-name="P1">Mathéo est arrivé en septembre 2017 à l'école de Fours. Il devait entrer en CE1, mais par rapport à son niveau scolaire, il a suivi avec les CP. <text:span text:style-name="T1">Il a été maintenu en CE1 à la fin de l’année dernière mais son niveau ne permet toujours pas de le faire suivre avec les CE1. Mathéo est absent en moyenne un jour sur deux, il est donc très difficile de le faire entrer dans les apprentissages, et il ne trouve pas sa place au sein du groupe. Il ne s’investit donc dans aucun projets et ne s’attache à aucune situation de classe. </text:span></text:p>
      <text:p text:style-name="P3"/>
      <text:p text:style-name="P7">Langage </text:p>
      <text:p text:style-name="P6"/>
      <text:p text:style-name="P6">Mathéo ne sait pas s’exprimer correctement à l’oral, il invente des mots, et il a de nombreux défauts d’élocution. Il est très difficile de le comprendre quand il parle. </text:p>
      <text:p text:style-name="P7"/>
      <text:p text:style-name="P3">Lecture </text:p>
      <text:p text:style-name="P1"><text:tab/> <text:span text:style-name="T1">Mathéo</text:span> commence à entrer dans la combinatoire, <text:span text:style-name="T1">il décode quelques mots</text:span> mais ne retient pas les mots-outils de façon globale. L'encodage est un exercice difficile.</text:p>
      <text:p text:style-name="P5">Il ne s’intéresse pas aux albums de jeunesse que je fais découvrir lors des séances de littérature et il a été absent lors de chaque exercice de production d’écrits. Je ne peux donc pas l’évaluer sur ce point. </text:p>
      <text:p text:style-name="P1"/>
      <text:p text:style-name="P3">Ecriture </text:p>
      <text:p text:style-name="P5">Mathéo a encore du mal à se repérer dans l’espace de la page, il n’est pas capable de suivre le modèle au tableau (contrairement à tous les autres CP à l’heure actuelle). <text:span text:style-name="T2">Les gestes d’écriture sont mal maîtrisés. </text:span></text:p>
      <text:p text:style-name="P1"><text:s/></text:p>
      <text:p text:style-name="P1"/>
      <text:p text:style-name="P3">Mathématiques</text:p>
      <text:p text:style-name="P5">Mathéo dénombre jusqu’à 10 mais il ne réussit pas les calculs simples avec des nombres inférieurs à 10.</text:p>
      <text:p text:style-name="P1"><text:tab/></text:p>
      <text:p text:style-name="P1"/>
      <text:p text:style-name="P3">Comportement</text:p>
      <text:p text:style-name="P5">Mathéo a besoin d’être recentré et modéré sans arrêt. Il passe son temps à déranger les autres, à ricaner. Rien ne semble l’intéresser, pas même les séances de musique (<text:span text:style-name="T2">et </text:span>il a manqué toutes les séances d’arts visuels…). <text:span text:style-name="T2">Il ne s’investit pas davantage en EPS ou questionner le monde. </text:span></text:p>
      <text:p text:style-name="P5"><text:soft-page-break/></text:p>
      <text:p text:style-name="P7">Conclusion</text:p>
      <text:p text:style-name="P6">Je pense que Mathéo n’a pas sa place dans la classe. Une réorientation en ULYSSE semble indispensable pour qu’il puisse grandir convenablement.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brina Agnellini</meta:initial-creator>
    <meta:creation-date>2018-12-05T20:36:54.63</meta:creation-date>
    <dc:date>2018-12-07T15:36:57.222000000</dc:date>
    <meta:editing-duration>PT18M46S</meta:editing-duration>
    <meta:editing-cycles>3</meta:editing-cycles>
    <meta:generator>LibreOffice/5.3.7.2$Windows_X86_64 LibreOffice_project/6b8ed514a9f8b44d37a1b96673cbbdd077e24059</meta:generator>
    <meta:document-statistic meta:table-count="0" meta:image-count="0" meta:object-count="0" meta:page-count="2" meta:paragraph-count="17" meta:word-count="332" meta:character-count="1918" meta:non-whitespace-character-count="1588"/>
  </office:meta>
</office:document-meta>
</file>